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style-name="ce1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020" table:style-name="ce3"/>
          <table:table-cell table:number-columns-repeated="15361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018" table:style-name="ce3"/>
          <table:table-cell table:number-columns-repeated="15361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64" table:style-name="ce9">
            <text:p>64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,vector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46" table:style-name="ce9">
            <text:p>4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46" table:style-name="ce9">
            <text:p>4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50" table:style-name="ce9">
            <text:p>5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46" table:style-name="ce9">
            <text:p>4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6" table:style-name="ce9">
            <text:p>5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55" table:style-name="ce9">
            <text:p>5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float" office:value="47" table:style-name="ce9">
            <text:p>4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206" table:style-name="ce9">
            <text:p>20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1" table:style-name="ce9">
            <text:p>2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65" table:style-name="ce9">
            <text:p>6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206" table:style-name="ce9">
            <text:p>20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137" table:style-name="ce9">
            <text:p>13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213" table:style-name="ce9">
            <text:p>21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76" table:style-name="ce9">
            <text:p>7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80" table:style-name="ce9">
            <text:p>8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98" table:style-name="ce9">
            <text:p>9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01" table:style-name="ce9">
            <text:p>10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19" table:style-name="ce9">
            <text:p>11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23" table:style-name="ce9">
            <text:p>12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19" table:style-name="ce9">
            <text:p>11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69" table:style-name="ce9">
            <text:p>6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80" table:style-name="ce9">
            <text:p>8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93" table:style-name="ce9">
            <text:p>9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59" table:style-name="ce9">
            <text:p>5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80" table:style-name="ce9">
            <text:p>8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52/5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float" office:value="24" table:style-name="ce9">
            <text:p>24</text:p>
          </table:table-cell>
          <table:table-cell table:number-columns-repeated="16379"/>
        </table:table-row>
        <table:table-row table:style-name="ro1">
          <table:table-cell table:style-name="ce10"/>
          <table:table-cell table:style-name="ce11"/>
          <table:table-cell office:value-type="float" office:value="5" table:style-name="ce11">
            <text:p>5</text:p>
          </table:table-cell>
          <table:table-cell office:value-type="string" table:style-name="ce12">
            <text:p>Passing by value</text:p>
          </table:table-cell>
          <table:table-cell office:value-type="float" office:value="205" table:style-name="ce12">
            <text:p>205</text:p>
          </table:table-cell>
          <table:table-cell table:number-columns-repeated="16379" table:style-name="ce10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ing values from functions</text:p>
          </table:table-cell>
          <table:table-cell office:value-type="float" office:value="209" table:style-name="ce9">
            <text:p>209</text:p>
          </table:table-cell>
          <table:table-cell table:number-columns-repeated="16379"/>
        </table:table-row>
        <table:table-row table:style-name="ro1">
          <table:table-cell table:style-name="ce13"/>
          <table:table-cell table:style-name="ce14"/>
          <table:table-cell office:value-type="float" office:value="9" table:style-name="ce11">
            <text:p>9</text:p>
          </table:table-cell>
          <table:table-cell office:value-type="string" table:style-name="ce12">
            <text:p>Returning a boolean ******</text:p>
          </table:table-cell>
          <table:table-cell table:style-name="ce15"/>
          <table:table-cell table:number-columns-repeated="16379" table:style-name="ce13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No Global Variables Allowed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Only Global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office:value-type="string" table:style-name="ce9">
            <text:p>Meaning Conversions,Physical Constants onl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Local</text:p>
          </table:table-cell>
          <table:table-cell office:value-type="float" office:value="394" table:style-name="ce9">
            <text:p>39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 arguments</text:p>
          </table:table-cell>
          <table:table-cell office:value-type="float" office:value="61" table:style-name="ce9">
            <text:p>6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Reference Parameters</text:p>
          </table:table-cell>
          <table:table-cell office:value-type="float" office:value="212" table:style-name="ce9">
            <text:p>21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 functions</text:p>
          </table:table-cell>
          <table:table-cell office:value-type="string" table:style-name="ce9">
            <text:p>26/2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 function *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rray Initialization</text:p>
          </table:table-cell>
          <table:table-cell office:value-type="float" office:value="48" table:style-name="ce9">
            <text:p>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rocessing Arrays</text:p>
          </table:table-cell>
          <table:table-cell office:value-type="float" office:value="228" table:style-name="ce9">
            <text:p>22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float" office:value="219" table:style-name="ce9">
            <text:p>21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Arrays as function arguments</text:p>
          </table:table-cell>
          <table:table-cell office:value-type="float" office:value="344" table:style-name="ce9">
            <text:p>34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-D Arrays</text:p>
          </table:table-cell>
          <table:table-cell office:value-type="float" office:value="344" table:style-name="ce9">
            <text:p>34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</text:p>
          </table:table-cell>
          <table:table-cell office:value-type="float" office:value="219" table:style-name="ce9">
            <text:p>21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Linear and Binary Search</text:p>
          </table:table-cell>
          <table:table-cell office:value-type="float" office:value="472" table:style-name="ce9">
            <text:p>47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and Selection Sor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earch/Sorting Vectors ******</text:p>
          </table:table-cell>
          <table:table-cell table:style-name="ce9"/>
          <table:table-cell table:number-columns-repeated="16379"/>
        </table:table-row>
        <table:table-row table:number-rows-repeated="3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6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49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CC RCCD</meta:initial-creator>
    <dc:creator>Veronica</dc:creator>
    <meta:creation-date>2017-01-25T10:21:36Z</meta:creation-date>
    <dc:date>2017-06-04T09:54:24Z</dc:date>
    <meta:editing-cycles>9</meta:editing-cycles>
    <meta:editing-duration>PT7041S</meta:editing-duration>
  </office:meta>
</office:document-meta>
</file>